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rebuchetMS" svg:font-family="TrebuchetM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pitch="variable"/>
    <style:font-face style:name="Raleway" svg:font-family="Raleway" style:font-adornments="Thin" style:font-pitch="variable"/>
    <style:font-face style:name="Univers LT Std" svg:font-family="'Univers LT Std'" style:font-adornments="55 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officeooo:paragraph-rsid="01ac47a2"/>
    </style:style>
    <style:style style:name="P2" style:family="paragraph" style:parent-style-name="Text_20_body">
      <style:text-properties officeooo:paragraph-rsid="01abe867"/>
    </style:style>
    <style:style style:name="P3" style:family="paragraph" style:parent-style-name="Text_20_body">
      <style:text-properties officeooo:paragraph-rsid="008f189e"/>
    </style:style>
    <style:style style:name="P4" style:family="paragraph" style:parent-style-name="Text_20_body">
      <style:text-properties officeooo:rsid="02d5757c" officeooo:paragraph-rsid="02d5757c"/>
    </style:style>
    <style:style style:name="P5" style:family="paragraph" style:parent-style-name="Text_20_body">
      <style:text-properties officeooo:paragraph-rsid="02bc3743"/>
    </style:style>
    <style:style style:name="P6" style:family="paragraph" style:parent-style-name="Text_20_body">
      <style:text-properties officeooo:paragraph-rsid="008c6785"/>
    </style:style>
    <style:style style:name="P7" style:family="paragraph" style:parent-style-name="Text_20_body">
      <style:text-properties officeooo:paragraph-rsid="027ef20f"/>
    </style:style>
    <style:style style:name="P8" style:family="paragraph" style:parent-style-name="Text_20_body">
      <style:text-properties officeooo:paragraph-rsid="01c5ce58"/>
    </style:style>
    <style:style style:name="P9" style:family="paragraph" style:parent-style-name="Text_20_body">
      <style:text-properties officeooo:paragraph-rsid="008a0402"/>
    </style:style>
    <style:style style:name="P10" style:family="paragraph" style:parent-style-name="Text_20_body">
      <style:text-properties officeooo:paragraph-rsid="02f1c5f2"/>
    </style:style>
    <style:style style:name="P11" style:family="paragraph" style:parent-style-name="Text_20_body">
      <style:text-properties officeooo:paragraph-rsid="01b08b1a"/>
    </style:style>
    <style:style style:name="P12" style:family="paragraph" style:parent-style-name="Text_20_body">
      <style:text-properties style:font-name="Arial" fo:font-size="12pt" officeooo:rsid="00ad3346" officeooo:paragraph-rsid="00ad3346" style:font-size-asian="12pt" style:font-size-complex="12pt"/>
    </style:style>
    <style:style style:name="P13" style:family="paragraph" style:parent-style-name="Text_20_body">
      <style:text-properties style:font-name="Arial" fo:font-size="12pt" officeooo:rsid="0175dca6" officeooo:paragraph-rsid="0177aa20" style:font-size-asian="12pt" style:font-size-complex="12pt"/>
    </style:style>
    <style:style style:name="P14" style:family="paragraph" style:parent-style-name="Text_20_body">
      <style:text-properties style:font-name="Arial" fo:font-size="12pt" officeooo:rsid="01aedec8" officeooo:paragraph-rsid="01aedec8" style:font-size-asian="12pt" style:font-size-complex="12pt"/>
    </style:style>
    <style:style style:name="P15" style:family="paragraph" style:parent-style-name="Text_20_body">
      <style:text-properties style:font-name="Arial" fo:language="de" fo:country="DE"/>
    </style:style>
    <style:style style:name="P16" style:family="paragraph" style:parent-style-name="Text_20_body">
      <style:text-properties officeooo:paragraph-rsid="00918c25"/>
    </style:style>
    <style:style style:name="P17" style:family="paragraph" style:parent-style-name="Text_20_body">
      <style:text-properties officeooo:paragraph-rsid="02a8d3e4"/>
    </style:style>
    <style:style style:name="P18" style:family="paragraph" style:parent-style-name="Text_20_body">
      <style:text-properties officeooo:paragraph-rsid="00a7437d"/>
    </style:style>
    <style:style style:name="P19" style:family="paragraph" style:parent-style-name="Text_20_body">
      <style:text-properties officeooo:paragraph-rsid="008d2802"/>
    </style:style>
    <style:style style:name="P20" style:family="paragraph" style:parent-style-name="Text_20_body">
      <style:text-properties officeooo:paragraph-rsid="0273b425"/>
    </style:style>
    <style:style style:name="P21" style:family="paragraph" style:parent-style-name="Text_20_body">
      <style:text-properties officeooo:paragraph-rsid="02a6b895"/>
    </style:style>
    <style:style style:name="P22" style:family="paragraph" style:parent-style-name="Standard">
      <style:text-properties style:font-name="Arial" fo:language="de" fo:country="DE" officeooo:rsid="00559f2b"/>
    </style:style>
    <style:style style:name="P23" style:family="paragraph" style:parent-style-name="Footer">
      <style:paragraph-properties fo:text-align="end" style:justify-single-word="false"/>
      <style:text-properties style:font-name="Arial" fo:language="de" fo:country="DE"/>
    </style:style>
    <style:style style:name="P24" style:family="paragraph" style:parent-style-name="Heading_20_2">
      <style:text-properties style:font-name="Arial" fo:language="de" fo:country="DE" fo:font-weight="bold" officeooo:rsid="02880e29" officeooo:paragraph-rsid="02880e29" style:font-weight-asian="bold" style:font-weight-complex="bold"/>
    </style:style>
    <style:style style:name="P25" style:family="paragraph" style:parent-style-name="Heading_20_2">
      <style:text-properties officeooo:rsid="02880e29" officeooo:paragraph-rsid="02880e29"/>
    </style:style>
    <style:style style:name="P26" style:family="paragraph" style:parent-style-name="Header">
      <style:paragraph-properties fo:text-align="end" style:justify-single-word="false"/>
      <style:text-properties style:font-name="Arial" fo:font-size="10pt" officeooo:rsid="001820a1" officeooo:paragraph-rsid="001820a1" style:font-size-asian="10pt" style:font-size-complex="10pt"/>
    </style:style>
    <style:style style:name="P27" style:family="paragraph" style:parent-style-name="Heading_20_1" style:master-page-name="Index">
      <style:paragraph-properties style:page-number="4"/>
      <style:text-properties style:font-name="Arial" fo:language="de" fo:country="DE"/>
    </style:style>
    <style:style style:name="T1" style:family="text">
      <style:text-properties officeooo:rsid="00e13305"/>
    </style:style>
    <style:style style:name="T2" style:family="text">
      <style:text-properties fo:font-style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8a0402" style:font-style-asian="italic" style:font-style-complex="italic"/>
    </style:style>
    <style:style style:name="T5" style:family="text">
      <style:text-properties fo:font-style="italic" officeooo:rsid="01aedec8" style:font-style-asian="italic" style:font-style-complex="italic"/>
    </style:style>
    <style:style style:name="T6" style:family="text">
      <style:text-properties fo:font-style="italic" officeooo:rsid="02a6b895" style:font-style-asian="italic" style:font-style-complex="italic"/>
    </style:style>
    <style:style style:name="T7" style:family="text">
      <style:text-properties officeooo:rsid="005d0a8c"/>
    </style:style>
    <style:style style:name="T8" style:family="text">
      <style:text-properties officeooo:rsid="005d0f2c"/>
    </style:style>
    <style:style style:name="T9" style:family="text">
      <style:text-properties officeooo:rsid="02d285ce"/>
    </style:style>
    <style:style style:name="T10" style:family="text">
      <style:text-properties officeooo:rsid="02880e29"/>
    </style:style>
    <style:style style:name="T11" style:family="text">
      <style:text-properties officeooo:rsid="0288a6e9"/>
    </style:style>
    <style:style style:name="T12" style:family="text">
      <style:text-properties officeooo:rsid="02948fd8"/>
    </style:style>
    <style:style style:name="T13" style:family="text">
      <style:text-properties officeooo:rsid="02bc3743"/>
    </style:style>
    <style:style style:name="T14" style:family="text">
      <style:text-properties officeooo:rsid="008c6785"/>
    </style:style>
    <style:style style:name="T15" style:family="text">
      <style:text-properties officeooo:rsid="0088a65f"/>
    </style:style>
    <style:style style:name="T16" style:family="text">
      <style:text-properties officeooo:rsid="008a0402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27ef20f" style:font-style-asian="normal" style:font-style-complex="normal"/>
    </style:style>
    <style:style style:name="T19" style:family="text">
      <style:text-properties fo:font-style="normal" officeooo:rsid="01aedec8" style:font-style-asian="normal" style:font-style-complex="normal"/>
    </style:style>
    <style:style style:name="T20" style:family="text">
      <style:text-properties fo:font-style="normal" officeooo:rsid="01b08b1a" style:font-style-asian="normal" style:font-style-complex="normal"/>
    </style:style>
    <style:style style:name="T21" style:family="text">
      <style:text-properties fo:font-style="normal" officeooo:rsid="008a0402" style:font-style-asian="normal" style:font-style-complex="normal"/>
    </style:style>
    <style:style style:name="T22" style:family="text">
      <style:text-properties officeooo:rsid="027ef20f"/>
    </style:style>
    <style:style style:name="T23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24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variant="normal" fo:text-transform="none" fo:color="#000000" style:font-name="Arial" fo:font-size="12pt" fo:letter-spacing="normal" fo:font-style="normal" fo:font-weight="normal" officeooo:rsid="01b08b1a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variant="normal" fo:text-transform="none" fo:color="#000000" style:font-name="Arial" fo:letter-spacing="normal" fo:font-style="italic" fo:font-weight="normal" officeooo:rsid="01aedec8" style:font-style-asian="italic" style:font-weight-asian="normal" style:font-style-complex="italic" style:font-weight-complex="normal"/>
    </style:style>
    <style:style style:name="T27" style:family="text">
      <style:text-properties style:font-name="Arial" fo:font-size="12pt" style:font-size-asian="12pt" style:font-size-complex="12pt"/>
    </style:style>
    <style:style style:name="T28" style:family="text">
      <style:text-properties style:font-name="Arial" fo:font-size="12pt" officeooo:rsid="0088a65f" style:font-size-asian="12pt" style:font-size-complex="12pt"/>
    </style:style>
    <style:style style:name="T29" style:family="text">
      <style:text-properties style:font-name="Arial" fo:font-size="12pt" officeooo:rsid="008e6d82" style:font-size-asian="12pt" style:font-size-complex="12pt"/>
    </style:style>
    <style:style style:name="T30" style:family="text">
      <style:text-properties style:font-name="Arial" fo:font-size="12pt" officeooo:rsid="00aa9377" style:font-size-asian="12pt" style:font-size-complex="12pt"/>
    </style:style>
    <style:style style:name="T31" style:family="text">
      <style:text-properties style:font-name="Arial" fo:font-size="12pt" fo:font-style="normal" officeooo:rsid="00aa9377" style:font-size-asian="12pt" style:font-style-asian="normal" style:font-size-complex="12pt" style:font-style-complex="normal"/>
    </style:style>
    <style:style style:name="T32" style:family="text">
      <style:text-properties style:font-name="Arial" fo:font-size="12pt" fo:font-style="italic" style:font-size-asian="12pt" style:font-style-asian="italic" style:font-size-complex="12pt" style:font-style-complex="italic"/>
    </style:style>
    <style:style style:name="T33" style:family="text">
      <style:text-properties style:font-name="Arial" fo:font-size="12pt" fo:font-style="italic" officeooo:rsid="00aa9377" style:font-size-asian="12pt" style:font-style-asian="italic" style:font-size-complex="12pt" style:font-style-complex="italic"/>
    </style:style>
    <style:style style:name="T34" style:family="text">
      <style:text-properties style:font-name="Arial" fo:language="de" fo:country="DE" officeooo:rsid="00559f2b"/>
    </style:style>
    <style:style style:name="T35" style:family="text">
      <style:text-properties style:font-name="Arial" fo:language="de" fo:country="DE" officeooo:rsid="00918c25"/>
    </style:style>
    <style:style style:name="T36" style:family="text">
      <style:text-properties style:font-name="Arial" fo:language="de" fo:country="DE" fo:font-style="italic" officeooo:rsid="00918c25" style:font-style-asian="italic" style:font-style-complex="italic"/>
    </style:style>
    <style:style style:name="T37" style:family="text">
      <style:text-properties style:font-name="Arial" fo:language="de" fo:country="DE" fo:font-style="italic" officeooo:rsid="00a5c096" style:font-style-asian="italic" style:font-style-complex="italic"/>
    </style:style>
    <style:style style:name="T38" style:family="text">
      <style:text-properties style:font-name="Arial" fo:language="de" fo:country="DE" fo:font-style="italic" officeooo:rsid="009e104d" style:font-style-asian="italic" style:font-style-complex="italic"/>
    </style:style>
    <style:style style:name="T39" style:family="text">
      <style:text-properties style:font-name="Arial" fo:language="de" fo:country="DE" fo:font-style="normal" officeooo:rsid="00a5c096" style:font-style-asian="normal" style:font-style-complex="normal"/>
    </style:style>
    <style:style style:name="T40" style:family="text">
      <style:text-properties style:font-name="Arial" fo:language="de" fo:country="DE" fo:font-style="normal" officeooo:rsid="02a8d3e4" style:font-style-asian="normal" style:font-style-complex="normal"/>
    </style:style>
    <style:style style:name="T41" style:family="text">
      <style:text-properties style:font-name="Arial" fo:language="de" fo:country="DE" officeooo:rsid="009e104d"/>
    </style:style>
    <style:style style:name="T42" style:family="text">
      <style:text-properties style:font-name="Arial" fo:language="de" fo:country="DE" officeooo:rsid="00a5c096"/>
    </style:style>
    <style:style style:name="T43" style:family="text">
      <style:text-properties officeooo:rsid="0090e6ea"/>
    </style:style>
    <style:style style:name="T44" style:family="text">
      <style:text-properties fo:color="#000000" style:font-name="Arial" fo:font-style="italic" fo:font-weight="normal" style:font-style-asian="italic" style:font-weight-asian="normal" style:font-style-complex="italic" style:font-weight-complex="normal"/>
    </style:style>
    <style:style style:name="T45" style:family="text">
      <style:text-properties officeooo:rsid="008b4f81"/>
    </style:style>
    <style:style style:name="T46" style:family="text">
      <style:text-properties fo:language="de" fo:country="DE" officeooo:rsid="00559f2b"/>
    </style:style>
    <style:style style:name="T47" style:family="text">
      <style:text-properties fo:language="de" fo:country="DE" fo:font-style="italic" officeooo:rsid="00ad3346" style:font-style-asian="italic" style:font-style-complex="italic"/>
    </style:style>
    <style:style style:name="T48" style:family="text">
      <style:text-properties fo:language="de" fo:country="DE" fo:font-style="normal" officeooo:rsid="00ad3346" style:font-style-asian="normal" style:font-style-complex="normal"/>
    </style:style>
    <style:style style:name="T49" style:family="text">
      <style:text-properties fo:language="de" fo:country="DE" fo:font-style="normal" officeooo:rsid="00559f2b" style:font-style-asian="normal" style:font-style-complex="normal"/>
    </style:style>
    <style:style style:name="T50" style:family="text">
      <style:text-properties fo:language="de" fo:country="DE" officeooo:rsid="00ad3346"/>
    </style:style>
    <style:style style:name="T51" style:family="text">
      <style:text-properties officeooo:rsid="008a4b3c"/>
    </style:style>
    <style:style style:name="T52" style:family="text">
      <style:text-properties officeooo:rsid="008e6d82"/>
    </style:style>
    <style:style style:name="T53" style:family="text">
      <style:text-properties officeooo:rsid="02a6b895"/>
    </style:style>
    <style:style style:name="T54" style:family="text">
      <style:text-properties officeooo:rsid="00406759"/>
    </style:style>
    <style:style style:name="T55" style:family="text">
      <style:text-properties officeooo:rsid="00410299"/>
    </style:style>
    <style:style style:name="T56" style:family="text">
      <style:text-properties officeooo:rsid="005003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1" text:is-list-header="true">Literaturverzeichnis</text:h>
      <text:p text:style-name="P1">Bogner, Alexander; Littig, Beate; Menz, Wolfgang <text:span text:style-name="T1">(2009):</text:span> <text:span text:style-name="T2">Experteninterviews: Theorien, Methoden, Anwendungsfelder</text:span>. 3., grundlegend überarbeitete Auflage. Wiesbaden: VS Verlag für Sozialwissenschaften, 2009</text:p>
      <text:p text:style-name="Text_20_body">Bremus, Timm <text:span text:style-name="T7">(2013):</text:span> <text:span text:style-name="T2">Barrierefreiheit: Webanwendungen ohne Hindernisse,</text:span> Frankfurt am Main: entwickler.press, 2013</text:p>
      <text:p text:style-name="P2">Hellbusch, Jan Eric; Bühler, Christian <text:span text:style-name="T1">(2005)</text:span>: <text:span text:style-name="T2">Barrierefreies Webdesign: Praxishandbuch für Webgestaltung und grafische Programmoberflächen,</text:span> 1. Aufl. Heidelberg: dpunkt-Verl, 2005</text:p>
      <text:p text:style-name="Text_20_body">Melançon, Benjamin, Hrsg <text:span text:style-name="T7">(2011):</text:span> <text:span text:style-name="T2">The definitive guide to Drupal 7,</text:span> New York: Apress, 2011</text:p>
      <text:p text:style-name="P3">Nielsen; Jakob; Loranger, Hoa <text:span text:style-name="T7">(2006):</text:span> <text:span text:style-name="T2">Web Usability,</text:span> Nachdr. der Ausg. 2006, München: Addison-Wesley, 20<text:span text:style-name="T8">06</text:span></text:p>
      <text:p text:style-name="Text_20_body">Oliveira, Domingos de <text:span text:style-name="T7">(2013):</text:span> <text:span text:style-name="T2">Barrierefreiheit im Internet: ein Handbuch für Redakteure,</text:span> Berlin: epubli, 2013</text:p>
      <text:p text:style-name="Text_20_body">VanDyk; John K. <text:span text:style-name="T1">(2009)</text:span>: <text:span text:style-name="T2">Das Drupal-Entwicklerhandbuch: der Praxisleitfaden für Drupal-basierte Webprojekte,</text:span> Open source library, München: Addison-Wesley, 200<text:span text:style-name="T1">9</text:span></text:p>
      <text:p text:style-name="P22"/>
      <text:h text:style-name="P24" text:outline-level="2" text:is-list-header="true">Bildverzeichnis</text:h>
      <text:p text:style-name="P4">Jürgensen, Andreas (2013): <text:span text:style-name="T3">„Leica M (240) Beispielbilder - Jonathan Slack“</text:span>, <text:span text:style-name="T9">online im Internet,</text:span> <text:a xlink:type="simple" xlink:href="https://www.l-camera-forum.com/leica-aktuell/2013/02/leica-m-240-beispielbilder-jonathan-slack/" text:style-name="Internet_20_link" text:visited-style-name="Visited_20_Internet_20_Link">https://www.l-camera-forum.com/leica-aktuell/2013/02/leica-m-240-beispielbilder-jonathan-slack/</text:a>, <text:span text:style-name="T9">vom <text:s/>05.02.2013, Abfrage vom 01.08.2018</text:span></text:p>
      <text:p text:style-name="Text_20_body">Reinecker Vision GmbH (2018): <text:span text:style-name="T3">„Reinecker Vision GmbH | Die Braillezeile mit Akku und Bluetooth“</text:span>, <text:span text:style-name="T10">online im Internet,</text:span> <text:a xlink:type="simple" xlink:href="https://www.reineckervision.de/produkte/braillesysteme/brailliant/" text:style-name="Internet_20_link" text:visited-style-name="Visited_20_Internet_20_Link">https://www.reineckervision.de/produkte/braillesysteme/brailliant/</text:a>, <text:span text:style-name="T11">von 2018, Abfrage vom 31.07.2018</text:span></text:p>
      <text:p text:style-name="Text_20_body">STIFTUNG barrierefrei kommunizieren! (2018): „Log<text:span text:style-name="T12">itech Trackman Marble - Computermaus</text:span>“, <text:span text:style-name="T12">online im Internet,</text:span> <text:a xlink:type="simple" xlink:href="https://www.barrierefrei-kommunizieren.de/datenbank/produkt/?tx_txonlinedb_pi2%255Bproduct%255D=439" text:style-name="Internet_20_link" text:visited-style-name="Visited_20_Internet_20_Link">https://www.barrierefrei-kommunizieren.de/datenbank/produkt/?tx_txonlinedb_pi2%255Bproduct%255D=439</text:a>, <text:span text:style-name="T12">von 2018, Abfrage vom 31.07.2018</text:span></text:p>
      <text:p text:style-name="P5">sun concept Werbeagentur GmbH <text:span text:style-name="T13">(2015): </text:span><text:span text:style-name="T3">„Was ist eigentlich ein Captcha?“</text:span>, <text:span text:style-name="T13">online im Internet, </text:span><text:a xlink:type="simple" xlink:href="https://www.sun-concept.de/blog/artikel/124-was-ist-eigentlich-ein-captcha" text:style-name="Internet_20_link" text:visited-style-name="Visited_20_Internet_20_Link">https://www.sun-concept.de/blog/artikel/124-was-ist-eigentlich-ein-captcha</text:a>, <text:span text:style-name="T13">vom 11.02.2015, Abfrage vom 01.08.2018</text:span></text:p>
      <text:h text:style-name="P25" text:outline-level="2" text:is-list-header="true">Internetlinkverzeichnis</text:h>
      <text:p text:style-name="P6">Allan; James; Lowney, Greg; Patch, Ki<text:span text:style-name="T14">m;</text:span> Spellman, Jeanne <text:span text:style-name="T15">(2015):</text:span><text:span text:style-name="T3"> „User Agent Accessibility Guidelines (UAAG) 2.0“</text:span>, <text:span text:style-name="T15">online im Internet,</text:span> <text:a xlink:type="simple" xlink:href="https://www.w3.org/TR/UAAG20/" text:style-name="Internet_20_link" text:visited-style-name="Visited_20_Internet_20_Link">https://www.w3.org/TR/UAAG20/</text:a>, <text:span text:style-name="T15">vom</text:span> 15.<text:span text:style-name="T16">12.</text:span>2015, <text:span text:style-name="T15">Abfrage vom 13.03.2018</text:span></text:p>
      <text:p text:style-name="P7"><text:span text:style-name="T17">Apple (Deutschland) </text:span><text:span text:style-name="T18">(2018)</text:span><text:span text:style-name="T3">: „Bedienungshilfen für das Sehvermögen – iPhone“</text:span><text:span text:style-name="T17">, </text:span><text:span text:style-name="T18">online im Internet,</text:span> <text:a xlink:type="simple" xlink:href="https://www.apple.com/de/accessibility/iphone/vision/" text:style-name="Internet_20_link" text:visited-style-name="Visited_20_Internet_20_Link">https://www.apple.com/de/accessibility/iphone/vision/</text:a> <text:span text:style-name="T22">von 2018, Abfrage vom 31.07.2018</text:span></text:p>
      <text:p text:style-name="P8"><text:span text:style-name="T16">Bundesrepublik Deutschland vertreten durch das Bundesministerium der Justiz und für Verbraucherschutz (2011): </text:span><text:span text:style-name="T4">Barrierefreie-Informationstechnik-Verordnung vom 12. September 2011 (BGBl. I S. 1843), Zuletzt geändert durch Art. 4 V v. 25.11.2016 I 2659</text:span><text:span text:style-name="T16">,</text:span> <text:span text:style-name="T15">online im Internet, </text:span><text:a xlink:type="simple" xlink:href="https://www.gesetze-im-internet.de/bitv_2_0/BJNR184300011.html" text:style-name="Internet_20_link" text:visited-style-name="Visited_20_Internet_20_Link"><text:span text:style-name="T15">https://www.gesetze-im-internet.de/bitv_2_0/BJNR184300011.html</text:span></text:a><text:span text:style-name="T15">, vom </text:span><text:span text:style-name="T23">12.09.2011</text:span><text:span text:style-name="T28">, Ab</text:span><text:span text:style-name="T15">frage vom</text:span> 16.<text:span text:style-name="T15">04.</text:span>2018</text:p>
      <text:p text:style-name="P9"><text:span text:style-name="T16">Bundesrepublik Deutschland vertreten durch das Bundesministerium der Justiz und für Verbraucherschutz (2018): </text:span>„BGG - nichtamtliches Inhaltsverzeichnis“., <text:span text:style-name="T16">online im Internet, </text:span><text:a xlink:type="simple" xlink:href="https://www.gesetze-im-internet.de/bgg/" text:style-name="Internet_20_link" text:visited-style-name="Visited_20_Internet_20_Link"><text:span text:style-name="T16">https://www.gesetze-im-internet.de/bgg/</text:span></text:a><text:span text:style-name="T16">,</text:span> <text:span text:style-name="T16">vom 12.04.2018, Abfrage vom</text:span> 16.<text:span text:style-name="T16">04.</text:span>2018 </text:p>
      <text:p text:style-name="Text_20_body"/>
      <text:p text:style-name="P10">CMS Garden e. V. (2018): <text:span text:style-name="T3">„Drupal | CMS Garden“</text:span>, online im Internet, <text:a xlink:type="simple" xlink:href="https://www.cms-garden.org/de/cms/drupal" text:style-name="Internet_20_link" text:visited-style-name="Visited_20_Internet_20_Link">https://www.cms-garden.org/de/cms/drupal</text:a>, von 2018, Abfrage vom 02.08.2018</text:p>
      <text:p text:style-name="Text_20_body"><text:span text:style-name="T43">Corrieri, Luca (2017): </text:span><text:span text:style-name="T3">„Ein Experteninterview für die Bachelorarbeit führen“</text:span>, <text:span text:style-name="T43">online im Internet, </text:span><text:a xlink:type="simple" xlink:href="https://www.scribbr.de/tipps/experteninterview-bachelorarbeit/" text:style-name="Internet_20_link" text:visited-style-name="Visited_20_Internet_20_Link">https://www.scribbr.de/tipps/experteninterview-bachelorarbeit/</text:a>, <text:span text:style-name="T43">vom </text:span>13.<text:span text:style-name="T43">03.</text:span>2017, <text:span text:style-name="T43">Abfrage vom 13.03.2018</text:span></text:p>
      <text:p text:style-name="P9">Cornelssen, Iris <text:span text:style-name="T15">(2009):</text:span> <text:span text:style-name="T3">„Richtlinien für barrierefreie Webinhalte (WCAG) 2.0 (Web Content Accessibility Guidelines (WCAG) 2.0)“</text:span>, <text:span text:style-name="T16">online im Internet, </text:span><text:a xlink:type="simple" xlink:href="https://www.w3.org/Translations/WCAG20-de/" text:style-name="Internet_20_link" text:visited-style-name="Visited_20_Internet_20_Link"><text:span text:style-name="T16">https://</text:span></text:a><text:a xlink:type="simple" xlink:href="https://www.w3.org/Translations/WCAG20-de/" text:style-name="Internet_20_link" text:visited-style-name="Visited_20_Internet_20_Link"><text:span text:style-name="T16">www.w3.org/Translations/WCAG20-de/</text:span></text:a><text:span text:style-name="T16">,</text:span> <text:span text:style-name="T15">vom </text:span>29.<text:span text:style-name="T16">10.</text:span>2009, <text:span text:style-name="T16">Abfrage vom 13.03.2018</text:span></text:p>
      <text:p text:style-name="P11"><text:span text:style-name="T24">DIN Deutsches Institut für Normung e. </text:span><text:span text:style-name="T25">V. (2018): </text:span><text:span text:style-name="T44">„</text:span><text:span text:style-name="T26">DIN EN ISO 9241-11 Ergonomie der Mensch-System-Interaktion – Teil 11: Gebrauchstauglichkeit: Begriffe und Konzepte (ISO/DIS 9241-11.2:2016); Deutsche und Englische Fassung prEN ISO 9241-11:2016</text:span><text:span text:style-name="T3">“</text:span><text:span text:style-name="T17">, </text:span><text:span text:style-name="T19">online im Internet,</text:span><text:span text:style-name="T5"> </text:span><text:a xlink:type="simple" xlink:href="https://www.din.de/de/mitwirken/normenausschuesse/naerg/entwuerfe/wdc-beuth:din21:263881854" text:style-name="Internet_20_link" text:visited-style-name="Visited_20_Internet_20_Link"><text:span text:style-name="T19">https://www.din.de/de/mitwirken/normenausschuesse/naerg/entwuerfe/wdc-beuth:din21:263881854</text:span></text:a><text:span text:style-name="T17">, </text:span><text:span text:style-name="T20">von 2018, </text:span><text:span text:style-name="T19">Abfrage vom</text:span><text:span text:style-name="T17"> 26.</text:span><text:span text:style-name="T19">07.</text:span><text:span text:style-name="T17">2018</text:span></text:p>
      <text:p text:style-name="P9"><text:span text:style-name="T17">E</text:span><text:span text:style-name="T21">uropean</text:span><text:span text:style-name="T17"> I</text:span><text:span text:style-name="T21">nnovation Partnership (2016):</text:span><text:span text:style-name="T4"> </text:span><text:span text:style-name="T3">„EN 301549:2015 - EUROPEAN INNOVATION PARTNERSHIP - European Commission“,</text:span> <text:span text:style-name="T16">online im Internet, </text:span><text:a xlink:type="simple" xlink:href="https://ec.europa.eu/eip/ageing/standards/ict-and-communication/accessibility-and-design-all/en-3015492015_en" text:style-name="Internet_20_link" text:visited-style-name="Visited_20_Internet_20_Link"><text:span text:style-name="T16">https://ec.europa.eu/eip/ageing/standards/ict-and-communication/accessibility-and-design-all/en-3015492015_en</text:span></text:a><text:span text:style-name="T16">, vom 15.05.</text:span>201<text:span text:style-name="T16">8, Abfrage vom 13.03.2018</text:span></text:p>
      <text:p text:style-name="P6"><text:span text:style-name="T45">Fei, Lin (2017): </text:span><text:span text:style-name="T3">„Einfache Diktiergerät im Mac App Store“</text:span>, <text:span text:style-name="T45">online im Internet, </text:span><text:a xlink:type="simple" xlink:href="https://itunes.apple.com/de/app/einfache-diktiergerät/id989175722?mt=12" text:style-name="Internet_20_link" text:visited-style-name="Visited_20_Internet_20_Link"><text:span text:style-name="T45">https://itunes.apple.com/de/app/einfache-diktierger%C3%A4t/id989175722?mt=12</text:span></text:a><text:span text:style-name="T45">, vom 2709.2017,</text:span> <text:span text:style-name="T45">Abfrage vom</text:span> 23.<text:span text:style-name="T45">03.</text:span>2018</text:p>
      <text:p text:style-name="P12">Holldorff, Frank (2018): „erdfisch“, online im Internet, <text:a xlink:type="simple" xlink:href="https://erdfisch.de/" text:style-name="Internet_20_link" text:visited-style-name="Visited_20_Internet_20_Link">https://erdfisch.de/</text:a>, von 2018, Abfrage vom 19.05.2018</text:p>
      <text:p text:style-name="P9">Initiative (WAI), W3C Web Accessibility <text:span text:style-name="T16">(2016): </text:span><text:span text:style-name="T3">„WAI-ARIA Overview | Web Accessibility Initiative (WAI) | W3C“,</text:span> <text:span text:style-name="T16">online im Internet, </text:span><text:a xlink:type="simple" xlink:href="https://www.w3.org/WAI/intro/aria" text:style-name="Internet_20_link" text:visited-style-name="Visited_20_Internet_20_Link"><text:span text:style-name="T16">https://www.w3.org/WAI/intro/aria</text:span></text:a><text:span text:style-name="T16">, vom</text:span> 15.<text:span text:style-name="T16">01.</text:span>2016, <text:span text:style-name="T16">Abfrage vom 14.03.2018</text:span></text:p>
      <text:p text:style-name="P13"><text:span text:style-name="T46">Krul, Annelien (2015): </text:span><text:span text:style-name="T47">„Wie führt man einen Literatur-Review durch?“</text:span><text:span text:style-name="T48">, </text:span><text:span text:style-name="T49">online im Internet,</text:span><text:span text:style-name="T50"> </text:span><text:a xlink:type="simple" xlink:href="https://www.scribbr.de/aufbau-und-gliederung/wie-fuehrt-man-einen-literatur-review-durch/" text:style-name="Internet_20_link" text:visited-style-name="Visited_20_Internet_20_Link"><text:span text:style-name="T50">https://www.scribbr.de/aufbau-und-gliederung/wie-fuehrt-man-einen-literatur-review-durch/</text:span></text:a><text:span text:style-name="T50">, </text:span><text:span text:style-name="T46">vom </text:span><text:span text:style-name="T50">9. November 2015, </text:span><text:span text:style-name="T46">Abfrage vom 26.07.2018</text:span></text:p>
      <text:p text:style-name="P16"><text:span text:style-name="T34">Kurzrock, Dr Björn-Martin </text:span><text:span text:style-name="T35">(2014): </text:span><text:span text:style-name="T36">„</text:span><text:span text:style-name="T3">Anleitung für Experteninterviews im Rahmen wissenschaftlicher Arbeiten am Fachgebiet Immobilienökonomie“</text:span>, <text:span text:style-name="T35">online im Internet, </text:span><text:a xlink:type="simple" xlink:href="https://www.bauing.uni-kl.de/fileadmin/immobilien/pdf/Anleitungen/Anleitung_fuer_Expertengespraeche_FG_IOE.pdf" text:style-name="Internet_20_link" text:visited-style-name="Visited_20_Internet_20_Link"><text:span text:style-name="T35">https://www.bauing.uni-kl.de/fileadmin/immobilien/pdf/Anleitungen/</text:span></text:a><text:a xlink:type="simple" xlink:href="https://www.bauing.uni-kl.de/fileadmin/immobilien/pdf/Anleitungen/Anleitung_fuer_Expertengespraeche_FG_IOE.pdf" text:style-name="Internet_20_link" text:visited-style-name="Visited_20_Internet_20_Link"><text:span text:style-name="T35">Anleitung_fuer_Expertengespraeche_FG_IOE.pdf</text:span></text:a><text:span text:style-name="T35">, von 12.2014, Abfrage vom 13.03.2018</text:span></text:p>
      <text:p text:style-name="P17"><text:span text:style-name="T39">Penninger, Stefan; Meier, Stefan; Federrath, Hannes </text:span><text:span text:style-name="T40">(2012):</text:span><text:span text:style-name="T39"> </text:span><text:span text:style-name="T37">„Usability von CAPTCHA-Systemen“</text:span><text:span text:style-name="T39">, </text:span><text:span text:style-name="T40">online im Internet, </text:span><text:a xlink:type="simple" xlink:href="http://macdude.de/upload/CAPTCHA-Usability.pdf" text:style-name="Internet_20_link" text:visited-style-name="Visited_20_Internet_20_Link"><text:span text:style-name="T40">http://macdude.de/upload/CAPTCHA-Usability.pdf</text:span></text:a><text:span text:style-name="T40">, vom 07.03.2012, Abfrage vom 31.07.2018</text:span></text:p>
      <text:p text:style-name="P18"><text:span text:style-name="T39">Praetor Intermedia UG (2018): </text:span><text:span text:style-name="T38">„CRPD — Inhalte › UN-Behindertenrechtskonvention“,</text:span><text:span text:style-name="T41"> </text:span><text:span text:style-name="T42">online im Internet, </text:span><text:a xlink:type="simple" xlink:href="https://www.behindertenrechtskonvention.info/inhalte/" text:style-name="Internet_20_link" text:visited-style-name="Visited_20_Internet_20_Link"><text:span text:style-name="T41">https://www.behindertenrechtskonvention.info/inhalte/</text:span></text:a><text:span text:style-name="T41">, </text:span><text:span text:style-name="T42">von 2018, Abfrage vom</text:span><text:span text:style-name="T41"> 19.</text:span><text:span text:style-name="T42">05.</text:span><text:span text:style-name="T41">2018 </text:span></text:p>
      <text:p text:style-name="P19">Richards; Jan; Spellman, Jeanne; Treviranus, Jutta <text:span text:style-name="T51">(2015):</text:span> <text:span text:style-name="T3">„Authoring Tool Accessibility Guidelines (ATAG) 2.0“</text:span>, <text:span text:style-name="T51">online im Internet, </text:span><text:a xlink:type="simple" xlink:href="https://www.w3.org/TR/ATAG20/" text:style-name="Internet_20_link" text:visited-style-name="Visited_20_Internet_20_Link"><text:span text:style-name="T51">https://www.w3.org/TR/ATAG20/</text:span></text:a><text:span text:style-name="T51">, vom </text:span>24.<text:span text:style-name="T51">09.</text:span>2015, <text:span text:style-name="T51">Abfrage vom 14.03.2018</text:span></text:p>
      <text:p text:style-name="Text_20_body"><text:span text:style-name="T52">Samson Technologies (2018)</text:span>: <text:span text:style-name="T3">„SamsonTech“</text:span>, <text:span text:style-name="T52">online im Internet, </text:span><text:a xlink:type="simple" xlink:href="http://www.samsontech.com/samson/products/microphones/usb-microphones/gtrack/" text:style-name="Internet_20_link" text:visited-style-name="Visited_20_Internet_20_Link"><text:span text:style-name="T29">http://www.samsontech.com/samson/products/microphones/usb-microphones/gtrack/</text:span></text:a><text:span text:style-name="T29">, von 2018</text:span><text:span text:style-name="T27">, </text:span><text:span text:style-name="T29">Abfrage vom</text:span><text:span text:style-name="T27"> 23.</text:span><text:span text:style-name="T29">03.</text:span><text:span text:style-name="T27">2018</text:span></text:p>
      <text:p text:style-name="Text_20_body"><text:span text:style-name="T31">Seel, Helga (2018): </text:span><text:span text:style-name="T32">„Bundesarbeitsgemeinschaft für Rehabilitation e.V. (BAR): Richtlinien für Barrierefreiheit“</text:span><text:span text:style-name="T27">, </text:span><text:span text:style-name="T30">online im Internet,</text:span><text:span text:style-name="T27"> </text:span><text:a xlink:type="simple" xlink:href="https://www.bar-frankfurt.de/bar-ev/barrierefreiheit/richtlinien-fuer-barrierefreiheit/" text:style-name="Internet_20_link" text:visited-style-name="Visited_20_Internet_20_Link"><text:span text:style-name="T27">https://www.bar-frankfurt.de/bar-ev/barrierefreiheit/richtlinien-fuer-barrierefreiheit/</text:span></text:a><text:span text:style-name="T27">, </text:span><text:span text:style-name="T30">von 2018, Abfrage vom 15.03.2018</text:span></text:p>
      <text:p text:style-name="P20"><text:span text:style-name="T30">Steenhout, Nicolas (2008): </text:span><text:span text:style-name="T33">„Web Accessibility and Content Management Systems“</text:span><text:span text:style-name="T30">, online im Internet, </text:span><text:a xlink:type="simple" xlink:href="https://incl.ca/web-accessibility-and-content-management-systems/" text:style-name="Internet_20_link" text:visited-style-name="Visited_20_Internet_20_Link"><text:span text:style-name="T30">https://incl.ca/web-accessibility-and-content-management-systems/</text:span></text:a><text:span text:style-name="T30">, vom <text:s/>Oktober 2008. Abfrage am 31.07.2018</text:span></text:p>
      <text:p text:style-name="P21">Tam, Jennifer; Simsa, Jiri; Huggins-Daines, David; Ahn, Luis <text:span text:style-name="T53">v</text:span>on; Blum, Manuel <text:span text:style-name="T53">(2008): </text:span><text:span text:style-name="T6">„</text:span><text:span text:style-name="T3">Improving Audio CAPTCHAs</text:span><text:span text:style-name="T6">“</text:span><text:span text:style-name="T53">, online im Internet, </text:span><text:a xlink:type="simple" xlink:href="http://cups.cs.cmu.edu/soups/2008/SOAPS/tam.pdf" text:style-name="Internet_20_link" text:visited-style-name="Visited_20_Internet_20_Link"><text:span text:style-name="T53">http://cups.cs.cmu.edu/soups/2008/SOAPS/tam.pdf</text:span></text:a><text:span text:style-name="T53">, vom 23.07.2008, Abfrage vom 31.07.2018</text:span></text:p>
      <text:p text:style-name="Text_20_body"/>
      <text:p text:style-name="Text_20_body"/>
      <text:p text:style-name="P14"/>
      <text:h text:style-name="Heading_20_3" text:outline-level="3" text:is-list-header="true">Bachelorarbeiten (noch zu evaluieren ob ich die brauche)</text:h>
      <text:p text:style-name="P15"><text:a xlink:type="simple" xlink:href="http://www.gdv.informatik.uni-frankfurt.de/abschlussarbeiten/download/2016-31/ausarbeitung.pdf" text:style-name="Internet_20_link" text:visited-style-name="Visited_20_Internet_20_Link">http://www.gdv.informatik.uni-frankfurt.de/abschlussarbeiten/download/2016-31/ausarbeitung.pdf</text:a>, <text:span text:style-name="T54">aufgerufen am 13.03.2018 um 12:30 Uhr</text:span></text:p>
      <text:p text:style-name="P15"><text:a xlink:type="simple" xlink:href="https://swa.informatik.uni-hamburg.de/files/abschlussarbeiten/Bachelorarbeit_Maximilian_Blochberger_2013.pdf" text:style-name="Internet_20_link" text:visited-style-name="Visited_20_Internet_20_Link">https://swa.informatik.uni-hamburg.de/files/abschlussarbeiten/Bachelorarbeit_Maximilian_Blochberger_2013.pdf</text:a>, <text:span text:style-name="T54">aufgerufen am 13.03.2018 um 13:40 Uhr</text:span></text:p>
      <text:p text:style-name="P15"><text:a xlink:type="simple" xlink:href="http://digibib.hs-nb.de/file/dbhsnb_derivate_0000002227/Bachelorarbeit-Goepel-2016.pdf" text:style-name="Internet_20_link" text:visited-style-name="Visited_20_Internet_20_Link">http://digibib.hs-nb.de/file/dbhsnb_derivate_0000002227/Bachelorarbeit-Goepel-2016.pdf</text:a>, <text:span text:style-name="T54">aufgerufen am 13.03.2018 um 9:59 Uhr</text:span></text:p>
      <text:p text:style-name="P15"><text:a xlink:type="simple" xlink:href="https://www.publicplan.de/sites/default/files/anwendertag2017/7_2%20Niemietz%20-%20Barrierefreiheit.pdf" text:style-name="Internet_20_link" text:visited-style-name="Visited_20_Internet_20_Link">https://www.publicplan.de/sites/default/files/anwendertag2017/7_2%20Niemietz%20-%20Barrierefreiheit.pdf</text:a>, <text:span text:style-name="T54">aufgerufen am 14.03.2018 um 11:07 Uhr</text:span></text:p>
      <text:p text:style-name="P15"><text:a xlink:type="simple" xlink:href="http://www.bit-informationsdesign.de/iwp-8-2005/IWP-8-2005-Schweibenz.pdf" text:style-name="Internet_20_link" text:visited-style-name="Visited_20_Internet_20_Link">http://www.bit-informationsdesign.de/iwp-8-2005/IWP-8-2005-Schweibenz.pdf</text:a>, <text:span text:style-name="T55">aufgerufen am 15.03.2018 um 10:34 Uhr</text:span></text:p>
      <text:p text:style-name="P15"/>
      <text:p text:style-name="P15"><text:a xlink:type="simple" xlink:href="https://www.drupal.org/docs/8/accessibility/drupal-8-accessibility-features" text:style-name="Internet_20_link" text:visited-style-name="Visited_20_Internet_20_Link">https://www.drupal.org/docs/8/accessibility/drupal-8-accessibility-features</text:a>, <text:span text:style-name="T56">aufgerufen am 15.03.2018 um 12:14 Uhr</text:span></text:p>
      <text:p text:style-name="P15"><text:a xlink:type="simple" xlink:href="https://www.drupal.org/node/2014521" text:style-name="Internet_20_link" text:visited-style-name="Visited_20_Internet_20_Link">https://www.drupal.org/node/2014521</text:a>, <text:span text:style-name="T56">aufgerufen am 15.03.2018 um 12:10 Uh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rebuchetMS" svg:font-family="TrebuchetM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pitch="variable"/>
    <style:font-face style:name="Raleway" svg:font-family="Raleway" style:font-adornments="Thin" style:font-pitch="variable"/>
    <style:font-face style:name="Univers LT Std" svg:font-family="'Univers LT Std'" style:font-adornments="55 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Text_20_body" style:display-name="Text body" style:family="paragraph" style:parent-style-name="Standard" style:class="text">
      <style:paragraph-properties fo:margin-top="0.21cm" fo:margin-bottom="0.21cm" loext:contextual-spacing="false" fo:line-height="150%"/>
      <style:text-properties style:font-name="Arial" fo:font-family="Arial" style:font-family-generic="swiss" style:font-pitch="variabl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style:font-pitch="variable" fo:font-size="10pt" fo:font-style="italic" officeooo:rsid="01421a08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index_20_1" style:display-name="Table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" fo:font-family="Arial" style:font-family-generic="swiss" style:font-pitch="variable"/>
    </style:style>
    <style:style style:name="Tabelle" style:family="paragraph" style:parent-style-name="Caption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0cm" fo:margin-right="0cm" fo:margin-top="0.21cm" fo:margin-bottom="0.21cm" loext:contextual-spacing="false" fo:line-height="150%" fo:text-indent="0cm" style:auto-text-indent="false">
        <style:tab-stops>
          <style:tab-stop style:position="13.503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Abbildung" style:family="paragraph" style:parent-style-name="Caption"/>
    <style:style style:name="Illustration_20_Index_20_1" style:display-name="Illustration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" fo:font-family="Arial" style:font-family-generic="swiss" style:font-pitch="variable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>
      <style:text-properties style:font-name="Arial" fo:font-family="Arial" style:font-family-generic="swiss" style:font-pitch="variabl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0cm" fo:margin-right="1cm" fo:margin-top="0cm" fo:margin-bottom="0.499cm" loext:contextual-spacing="false" fo:text-align="start" style:justify-single-word="false" fo:text-indent="0cm" style:auto-text-indent="false"/>
      <style:text-properties style:font-name="Arial" fo:font-family="Arial" style:font-family-generic="swiss" style:font-pitch="variable" fo:font-size="10pt" style:font-size-asian="10pt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officeooo:rsid="026939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eite" style:family="paragraph" style:parent-style-name="Footer">
      <style:paragraph-properties fo:text-align="end" style:justify-single-word="false"/>
      <style:text-properties fo:font-size="8pt" style:font-size-asian="8pt"/>
    </style:style>
    <style:style style:name="Anrede" style:family="paragraph" style:parent-style-name="Standard" style:next-style-name="Standard">
      <style:paragraph-properties fo:margin-top="0cm" fo:margin-bottom="0.423cm" loext:contextual-spacing="false"/>
    </style:style>
    <style:style style:name="mfG" style:family="paragraph" style:parent-style-name="Standard">
      <style:paragraph-properties fo:margin-top="0.847cm" fo:margin-bottom="1.27cm" loext:contextual-spacing="false"/>
      <style:text-properties style:font-size-complex="12pt"/>
    </style:style>
    <style:style style:name="Adresse" style:family="paragraph" style:parent-style-name="Standard">
      <style:paragraph-properties fo:line-height="0.459cm">
        <style:tab-stops>
          <style:tab-stop style:position="5.831cm"/>
        </style:tab-stops>
      </style:paragraph-properties>
      <style:text-properties style:font-name="Calibri" fo:font-family="Calibri" style:font-pitch="variable"/>
    </style:style>
    <style:style style:name="Datum" style:family="paragraph" style:parent-style-name="Standard" style:next-style-name="Standard">
      <style:paragraph-properties fo:margin-top="0.529cm" fo:margin-bottom="1.129cm" loext:contextual-spacing="false" fo:text-align="end" style:justify-single-word="false"/>
      <style:text-properties style:font-name="Calibri" fo:font-family="Calibri" style:font-pitch="variable" fo:font-size="10pt" style:font-size-asian="10pt"/>
    </style:style>
    <style:style style:name="Betreff" style:family="paragraph" style:parent-style-name="Standard">
      <style:paragraph-properties fo:margin-top="0cm" fo:margin-bottom="1.199cm" loext:contextual-spacing="false">
        <style:tab-stops>
          <style:tab-stop style:position="13.935cm"/>
        </style:tab-stops>
      </style:paragraph-properties>
      <style:text-properties style:font-name="Calibri" fo:font-family="Calibri" style:font-pitch="variable"/>
    </style:style>
    <style:style style:name="_5b_No_20_paragraph_20_style_5d_" style:display-name="[No paragraph style]" style:family="paragraph">
      <style:paragraph-properties fo:line-height="120%" fo:orphans="2" fo:widows="2" style:text-autospace="none" style:vertical-align="middle"/>
      <style:text-properties fo:color="#000000" style:font-name="Times New Roman" fo:font-family="'Times New Roman'" style:font-family-generic="roman" style:font-pitch="variable" fo:font-size="12pt" fo:language="de" fo:country="DE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style:font-weight-asian="normal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f2ba4b" style:font-name="Arial" fo:font-family="Arial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style:font-weight-asian="normal" style:font-weight-complex="normal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style:font-weight-asian="normal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facd0c" style:font-name="Arial" fo:font-family="Arial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f39400" style:font-name="Arial" fo:font-family="Arial" style:font-family-generic="swiss" style:font-pitch="variable" fo:font-size="130%" fo:language="de" fo:country="DE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Arial" fo:font-family="Arial" style:font-family-generic="swiss" style:font-pitch="variable" fo:font-size="10pt" officeooo:rsid="009d10d6" style:font-size-asian="10pt" style:font-size-complex="10pt"/>
    </style:style>
    <style:style style:name="Title" style:family="paragraph" style:parent-style-name="Heading" style:next-style-name="Text_20_body" style:class="chapter">
      <style:paragraph-properties fo:margin-top="0.21cm" fo:margin-bottom="0.21cm" loext:contextual-spacing="false" fo:line-height="150%" fo:text-align="center" style:justify-single-word="false"/>
      <style:text-properties style:font-name="Arial" fo:font-family="Arial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benannt1" style:family="text">
      <style:text-properties fo:color="#ff9900" style:font-name="Univers LT Std" fo:font-family="'Univers LT Std'" style:font-style-name="55 Roman" style:font-pitch="variable" style:font-size-asian="10.5pt" style:font-weight-asian="normal" style:font-weight-complex="normal"/>
    </style:style>
    <style:style style:name="Wusch" style:family="text" style:parent-style-name="Drop_20_Caps">
      <style:text-properties fo:color="#ff950e" style:font-name="Raleway" fo:font-family="Raleway" style:font-style-name="Thin" style:font-pitch="variable" fo:font-size="36pt" fo:language="de" fo:country="DE" fo:font-style="normal" fo:font-weight="250" officeooo:rsid="0035bd1b" fo:background-color="#eeeeee" style:font-name-asian="TrebuchetMS" style:font-family-asian="TrebuchetMS" style:font-size-asian="36pt" style:font-style-asian="normal" style:font-weight-asian="normal" style:font-name-complex="TrebuchetMS" style:font-family-complex="TrebuchetMS" style:font-size-complex="36pt" style:language-complex="ar" style:country-complex="SA" style:font-style-complex="normal" style:font-weight-complex="normal"/>
    </style:style>
    <style:style style:name="Drop_20_Caps" style:display-name="Drop Caps" style:family="text">
      <style:text-properties style:font-name="Raleway" fo:font-family="Raleway" style:font-style-name="Thin" style:font-pitch="variable" fo:font-size="48pt" fo:font-weight="250" style:font-size-asian="10.5pt" style:font-weight-asian="normal" style:font-weight-complex="norm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Page_20_Number" style:display-name="Page Number" style:family="text" style:parent-style-name="Absatz-Standardschriftart"/>
    <style:style style:name="Absatz-Standardschriftart" style:family="text">
      <style:text-properties fo:color="#ff9900" fo:font-size="36pt" style:font-size-asian="31.5pt" style:font-size-complex="36pt"/>
    </style:style>
    <style:style style:name="Numbering_20_Symbols" style:display-name="Numbering Symbols" style:family="text">
      <style:text-properties style:font-name="Arial" fo:font-family="Arial" style:font-family-generic="swiss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fo:font-size="10pt" officeooo:rsid="001820a1" officeooo:paragraph-rsid="001820a1" style:font-size-asian="10pt" style:font-size-complex="10pt"/>
    </style:style>
    <style:style style:name="MP2" style:family="paragraph" style:parent-style-name="Footer">
      <style:paragraph-properties fo:text-align="end" style:justify-single-word="false"/>
      <style:text-properties style:font-name="Arial" fo:language="de" fo:country="DE"/>
    </style:style>
    <style:page-layout style:name="Mpm1">
      <style:page-layout-properties fo:page-width="21.001cm" fo:page-height="29.7cm" style:num-format="1" style:print-orientation="portrait" fo:margin-top="3cm" fo:margin-bottom="2cm" fo:margin-left="4.001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3cm" fo:margin-bottom="2cm" fo:margin-left="4.00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3cm" fo:margin-bottom="2cm" fo:margin-left="4.001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achelorarbeit Janet Lehmann</text:p>
      </style:header>
      <style:header-first>
        <text:p text:style-name="Header_20_left"/>
      </style:header-first>
      <style:footer>
        <text:p text:style-name="MP2"><text:page-number style:num-format="1" text:select-page="current">38</text:page-number></text:p>
      </style:footer>
      <style:footer-first>
        <text:p text:style-name="MP2"><text:page-number style:num-format="1" text:select-page="current">5</text:page-number></text:p>
      </style:footer-first>
    </style:master-page>
    <style:master-page style:name="Endnote" style:page-layout-name="Mpm2"/>
    <style:master-page style:name="Index" style:page-layout-name="Mpm3">
      <style:footer>
        <text:p text:style-name="MP2"><text:page-number style:num-format="I" text:select-page="current">XII</text:page-number></text:p>
      </style:footer>
    </style:master-page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iteraturverzeichnis</dc:title>
    <dc:date>2018-08-03T09:30:17.239536700</dc:date>
    <dc:creator>Janet Lehmann</dc:creator>
    <meta:editing-duration>P0D</meta:editing-duration>
    <meta:editing-cycles>1</meta:editing-cycles>
    <meta:document-statistic meta:table-count="0" meta:image-count="0" meta:object-count="0" meta:paragraph-count="47" meta:word-count="715" meta:character-count="7601" meta:non-whitespace-character-count="6926"/>
    <meta:generator>LibreOffice/6.0.6.2$MacOSX_X86_64 LibreOffice_project/0c292870b25a325b5ed35f6b45599d2ea4458e77</meta:generator>
    <meta:template xlink:type="simple" xlink:actuate="onRequest" xlink:title="" xlink:href="../Bachelorarbeit_Master.odm" meta:date="2018-08-03T09:11:27.625008831"/>
  </office:meta>
</office:document-meta>
</file>